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fb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ize="29.1000003814697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hanging" style:writing-mode="lr-tb"/>
    </style:style>
    <style:style style:name="P16" style:family="paragraph">
      <loext:graphic-properties draw:fill="solid" draw:fill-color="#00cc99"/>
      <style:paragraph-properties fo:text-align="start" style:font-independent-line-spacing="true"/>
      <style:text-properties fo:font-size="32pt"/>
    </style:style>
    <style:style style:name="P17" style:family="paragraph">
      <loext:graphic-properties draw:fill="solid" draw:fill-color="#ccccff"/>
      <style:paragraph-properties fo:text-align="start" style:font-independent-line-spacing="true"/>
      <style:text-properties fo:font-size="32pt"/>
    </style:style>
    <style:style style:name="P18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5" style:family="text">
      <style:text-properties fo:font-variant="normal" fo:text-transform="none" fo:color="#009973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cc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number text:level="2" style:num-format="">
        <style:list-level-properties text:space-before="0.67cm" text:min-label-width="0.6cm"/>
        <style:text-properties fo:color="#00cc9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4: MIPS instruction se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</text:span><text:span text:style-name="T2">Burtsev</text:span></text:p>
            <text:p text:style-name="P1"><text:span text:style-name="T2">August, </text:span><text:span text:style-name="T2">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5">Instruction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74cm" svg:height="11.262cm" svg:x="1.416cm" svg:y="4.476cm">
          <text:list text:style-name="L4">
            <text:list-item>
              <text:p text:style-name="P6"><text:span text:style-name="T6"><text:s/></text:span><text:span text:style-name="T6">Understanding the language of the hardware is key to understanding</text:span></text:p>
            </text:list-item>
          </text:list>
          <text:p text:style-name="P6"><text:span text:style-name="T6"><text:s text:c="3"/></text:span><text:span text:style-name="T6">the hardware/software interface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A program (in say, C) is compiled into an executable that is composed</text:span></text:p>
            </text:list-item>
          </text:list>
          <text:p text:style-name="P6"><text:span text:style-name="T6"><text:s text:c="3"/></text:span><text:span text:style-name="T6">of machine instructions – this executable must also run on future</text:span></text:p>
          <text:p text:style-name="P6"><text:span text:style-name="T6"><text:s text:c="3"/></text:span><text:span text:style-name="T6">machines – for example, each Intel processor reads in the same x86</text:span></text:p>
          <text:p text:style-name="P6"><text:span text:style-name="T6"><text:s text:c="3"/></text:span><text:span text:style-name="T6">instructions, but each processor handles instructions differently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Java programs are converted into portable bytecode that is converted</text:span></text:p>
            </text:list-item>
          </text:list>
          <text:p text:style-name="P6"><text:span text:style-name="T6"><text:s text:c="3"/></text:span><text:span text:style-name="T6">into machine instructions during execution (just-in-time compilation)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What are important design principles when defining the instruction</text:span></text:p>
            </text:list-item>
          </text:list>
          <text:p text:style-name="P6"><text:span text:style-name="T6"><text:s text:c="3"/></text:span><text:span text:style-name="T6">set architecture (ISA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" presentation:class="page"/>
          <draw:frame draw:name="Rectangle 3" presentation:style-name="pr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5">Instruction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8.055cm" svg:height="10.411cm" svg:x="1.715cm" svg:y="4.344cm">
          <text:list text:style-name="L4">
            <text:list-item>
              <text:p text:style-name="P6"><text:span text:style-name="T8"><text:s/></text:span><text:span text:style-name="T8">Important design principles when defining the</text:span></text:p>
            </text:list-item>
          </text:list>
          <text:p text:style-name="P6"><text:span text:style-name="T8"><text:s text:c="3"/></text:span><text:span text:style-name="T8">instruction set architecture (ISA):</text:span></text:p>
          <text:p text:style-name="P12"><text:span text:style-name="T8"/></text:p>
          <text:list text:style-name="L5">
            <text:list-item>
              <text:list>
                <text:list-item>
                  <text:p text:style-name="P12"><text:span text:style-name="T8"><text:s/></text:span><text:span text:style-name="T8">keep the hardware simple – the chip must only</text:span></text:p>
                </text:list-item>
              </text:list>
            </text:list-item>
          </text:list>
          <text:p text:style-name="P13"><text:span text:style-name="T8"><text:s text:c="3"/></text:span><text:span text:style-name="T8">implement basic primitives and run fast</text:span></text:p>
          <text:list text:continue-numbering="true" text:style-name="L5">
            <text:list-item>
              <text:list>
                <text:list-item>
                  <text:p text:style-name="P12"><text:span text:style-name="T8"><text:s/></text:span><text:span text:style-name="T8">keep the instructions regular – simplifies the</text:span></text:p>
                </text:list-item>
              </text:list>
            </text:list-item>
          </text:list>
          <text:p text:style-name="P13"><text:span text:style-name="T8"><text:s text:c="3"/></text:span><text:span text:style-name="T8">decoding/scheduling of instructions</text:span></text:p>
          <text:p text:style-name="P13"><text:span text:style-name="T8"/></text:p>
          <text:p text:style-name="P13"><text:span text:style-name="T8"/></text:p>
          <text:p text:style-name="P13"><text:span text:style-name="T8">We will later discuss RISC vs CI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" presentation:class="page"/>
          <draw:frame draw:name="Rectangle 3" presentation:style-name="pr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1.569cm" svg:height="1.605cm" svg:x="1.297cm" svg:y="1.102cm">
          <text:p text:style-name="P6"><text:span text:style-name="T5">A Basic MIPS Instr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837cm" svg:height="13.459cm" svg:x="1.533cm" svg:y="4.344cm">
          <text:p text:style-name="P6"><text:span text:style-name="T8">C <text:s/>code: <text:s text:c="33"/>a = b + c ;</text:span></text:p>
          <text:p text:style-name="P6"><text:span text:style-name="T8"/></text:p>
          <text:p text:style-name="P6"><text:span text:style-name="T8"/></text:p>
          <text:p text:style-name="P6"><text:span text:style-name="T8">Assembly code: (human-friendly machine instructions)</text:span></text:p>
          <text:p text:style-name="P6"><text:span text:style-name="T8"><text:s text:c="29"/></text:span><text:span text:style-name="T8">add <text:s text:c="2"/>a, b, c <text:s text:c="5"/># <text:s/>a is the sum of b and c</text:span></text:p>
          <text:p text:style-name="P6"><text:span text:style-name="T8"/></text:p>
          <text:p text:style-name="P6"><text:span text:style-name="T8"/></text:p>
          <text:p text:style-name="P6"><text:span text:style-name="T8">Machine code: (hardware-friendly machine instructions)</text:span></text:p>
          <text:p text:style-name="P6"><text:span text:style-name="T8"><text:s text:c="21"/></text:span><text:span text:style-name="T8">00000010001100100100000000100000</text:span></text:p>
          <text:p text:style-name="P6"><text:span text:style-name="T8"/></text:p>
          <text:p text:style-name="P6"><text:span text:style-name="T8"/></text:p>
          <text:p text:style-name="P6"><text:span text:style-name="T9">Translate the following C code into assembly code:</text:span></text:p>
          <text:p text:style-name="P6"><text:span text:style-name="T9"><text:s text:c="26"/></text:span><text:span text:style-name="T9">a = b + c + d + 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813cm" svg:height="12.443cm" svg:x="1.454cm" svg:y="4.344cm">
          <text:p text:style-name="P6"><text:span text:style-name="T8"><text:s text:c="17"/></text:span><text:span text:style-name="T8">C code <text:s text:c="3"/>a = b + c + d + e;</text:span></text:p>
          <text:p text:style-name="P6"><text:span text:style-name="T8">translates into the following assembly code:</text:span></text:p>
          <text:p text:style-name="P6"><text:span text:style-name="T8"/></text:p>
          <text:p text:style-name="P6"><text:span text:style-name="T8"><text:s text:c="17"/></text:span><text:span text:style-name="T8">add <text:s/>a, b, c <text:s text:c="19"/>add <text:s/>a, b, c</text:span></text:p>
          <text:p text:style-name="P6"><text:span text:style-name="T8"><text:s text:c="17"/></text:span><text:span text:style-name="T8">add <text:s/>a, a, d <text:s text:c="8"/>or <text:s text:c="6"/>add <text:s/>f, d, e</text:span></text:p>
          <text:p text:style-name="P6"><text:span text:style-name="T8"><text:s text:c="17"/></text:span><text:span text:style-name="T8">add <text:s/>a, a, e <text:s text:c="19"/>add <text:s/>a, a, f</text:span></text:p>
          <text:p text:style-name="P6"><text:span text:style-name="T8"/></text:p>
          <text:list text:style-name="L4">
            <text:list-item>
              <text:p text:style-name="P6"><text:span text:style-name="T8"><text:s/></text:span><text:span text:style-name="T8">Instructions are simple: fixed number of operands (unlike C)</text:span></text:p>
            </text:list-item>
            <text:list-item>
              <text:p text:style-name="P6"><text:span text:style-name="T8"><text:s/></text:span><text:span text:style-name="T8">A single line of C code is converted into multiple lines of</text:span></text:p>
            </text:list-item>
          </text:list>
          <text:p text:style-name="P6"><text:span text:style-name="T8"><text:s text:c="3"/></text:span><text:span text:style-name="T8">assembly code</text:span></text:p>
          <text:list text:continue-numbering="true" text:style-name="L4">
            <text:list-item>
              <text:p text:style-name="P6"><text:span text:style-name="T8"><text:s/></text:span><text:span text:style-name="T8">Some sequences are better than others… the second</text:span></text:p>
            </text:list-item>
          </text:list>
          <text:p text:style-name="P6"><text:span text:style-name="T8"><text:s text:c="3"/></text:span><text:span text:style-name="T8">sequence needs one more (temporary) variable <text:s/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5">Subtract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733cm" svg:height="3.299cm" svg:x="0.953cm" svg:y="4.233cm">
          <text:p text:style-name="P6"><text:span text:style-name="T8"><text:s text:c="17"/></text:span><text:span text:style-name="T8">C code <text:s text:c="3"/>f = (g + h) – (i + j);</text:span></text:p>
          <text:p text:style-name="P6"><text:span text:style-name="T8"/></text:p>
          <text:p text:style-name="P6"><text:span text:style-name="T8">Assembly code translation with only add and sub instru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5">Subtract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176cm" svg:height="10.411cm" svg:x="1.45cm" svg:y="4.344cm">
          <text:p text:style-name="P6"><text:span text:style-name="T8"><text:s text:c="17"/></text:span><text:span text:style-name="T8">C code <text:s text:c="3"/>f = (g + h) – (i + j);</text:span></text:p>
          <text:p text:style-name="P6"><text:span text:style-name="T8">translates into the following assembly code:</text:span></text:p>
          <text:p text:style-name="P6"><text:span text:style-name="T8"/></text:p>
          <text:p text:style-name="P6"><text:span text:style-name="T8"><text:s text:c="17"/></text:span><text:span text:style-name="T8">add <text:s/>t0, g, h <text:s text:c="15"/>add <text:s/>f, g, h <text:s/></text:span></text:p>
          <text:p text:style-name="P6"><text:span text:style-name="T8"><text:s text:c="17"/></text:span><text:span text:style-name="T8">add <text:s/>t1, <text:s/>i, j <text:s text:c="8"/>or <text:s text:c="4"/>sub <text:s text:c="2"/>f, f, i</text:span></text:p>
          <text:p text:style-name="P6"><text:span text:style-name="T8"><text:s text:c="17"/></text:span><text:span text:style-name="T8">sub <text:s/>f, <text:s text:c="2"/>t0, t1 <text:s text:c="13"/>sub <text:s text:c="2"/>f, f, j</text:span></text:p>
          <text:p text:style-name="P6"><text:span text:style-name="T8"/></text:p>
          <text:list text:style-name="L4">
            <text:list-item>
              <text:p text:style-name="P6"><text:span text:style-name="T8"><text:s/></text:span><text:span text:style-name="T8">Each version may produce a different result because</text:span></text:p>
            </text:list-item>
          </text:list>
          <text:p text:style-name="P6"><text:span text:style-name="T8"><text:s text:c="3"/></text:span><text:span text:style-name="T8">floating-point operations are not necessarily</text:span></text:p>
          <text:p text:style-name="P6"><text:span text:style-name="T8"><text:s text:c="3"/></text:span><text:span text:style-name="T8">associative and commutative… more on this la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948cm" svg:height="1.605cm" svg:x="1.254cm" svg:y="1.102cm">
          <text:p text:style-name="P6"><text:span text:style-name="T5">Oper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57cm" svg:height="13.459cm" svg:x="1.443cm" svg:y="4.344cm">
          <text:list text:style-name="L4">
            <text:list-item>
              <text:p text:style-name="P6"><text:span text:style-name="T8"><text:s/></text:span><text:span text:style-name="T8">In C, each “variable” is a location in memory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In hardware, each memory access is expensive – if </text:span></text:p>
            </text:list-item>
          </text:list>
          <text:p text:style-name="P6"><text:span text:style-name="T8"><text:s text:c="3"/></text:span><text:span text:style-name="T8">variable </text:span><text:span text:style-name="T10">a</text:span><text:span text:style-name="T8"> is accessed repeatedly, it helps to bring the</text:span></text:p>
          <text:p text:style-name="P6"><text:span text:style-name="T8"><text:s text:c="3"/></text:span><text:span text:style-name="T8">variable into an on-chip scratchpad and operate on the</text:span></text:p>
          <text:p text:style-name="P6"><text:span text:style-name="T8"><text:s text:c="3"/></text:span><text:span text:style-name="T8">scratchpad (registers)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To simplify the instructions, we require that each</text:span></text:p>
            </text:list-item>
          </text:list>
          <text:p text:style-name="P6"><text:span text:style-name="T8"><text:s text:c="4"/></text:span><text:span text:style-name="T8">instruction (add, sub) only operate on registers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Note: the number of operands (variables) in a C program is</text:span></text:p>
            </text:list-item>
          </text:list>
          <text:p text:style-name="P6"><text:span text:style-name="T8"><text:s text:c="3"/></text:span><text:span text:style-name="T8">very large; the number of operands in assembly is fixed…</text:span></text:p>
          <text:p text:style-name="P6"><text:span text:style-name="T8"><text:s text:c="3"/></text:span><text:span text:style-name="T8">there can be only so many scratchpad regi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626cm" svg:height="1.605cm" svg:x="1.247cm" svg:y="1.102cm">
          <text:p text:style-name="P6"><text:span text:style-name="T5">Regi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72cm" svg:height="11.427cm" svg:x="1.476cm" svg:y="4.344cm">
          <text:list text:style-name="L4">
            <text:list-item>
              <text:p text:style-name="P6"><text:span text:style-name="T8"><text:s/></text:span><text:span text:style-name="T8">The MIPS ISA has 32 registers (x86 has 8 registers) –</text:span></text:p>
            </text:list-item>
          </text:list>
          <text:p text:style-name="P6"><text:span text:style-name="T8"><text:s text:c="4"/></text:span><text:span text:style-name="T8">Why not more? Why not less?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Each register is 32 bits wide <text:s/>(modern 64-bit architectures</text:span></text:p>
            </text:list-item>
          </text:list>
          <text:p text:style-name="P6"><text:span text:style-name="T8"><text:s text:c="3"/></text:span><text:span text:style-name="T8">have 64-bit wide registers)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A 32-bit entity (4 bytes) is referred to as a word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To make the code more readable, registers are</text:span></text:p>
            </text:list-item>
          </text:list>
          <text:p text:style-name="P6"><text:span text:style-name="T8"><text:s text:c="3"/></text:span><text:span text:style-name="T8">partitioned as $s0-$s7 (C/Java variables), $t0-$t9</text:span></text:p>
          <text:p text:style-name="P6"><text:span text:style-name="T8"><text:s text:c="3"/></text:span><text:span text:style-name="T8">(temporary variables)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5.824cm" svg:height="1.605cm" svg:x="1.27cm" svg:y="1.102cm">
          <text:p text:style-name="P6"><text:span text:style-name="T5">Binary Stu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773cm" svg:height="13.459cm" svg:x="1.444cm" svg:y="4.344cm">
          <text:list text:style-name="L4">
            <text:list-item>
              <text:p text:style-name="P6"><text:span text:style-name="T8"><text:s text:c="2"/></text:span><text:span text:style-name="T8">8 bits = 1 Byte, also written as 8b = 1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1 word = 32 bits = 4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1KB = 1024 B = 2</text:span><text:span text:style-name="T11">10</text:span><text:span text:style-name="T8"> 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1MB = 1024 x 1024 B = 2</text:span><text:span text:style-name="T11">20</text:span><text:span text:style-name="T8"> 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1GB = 1024 x 1024 x 1024 B = 2</text:span><text:span text:style-name="T11">30</text:span><text:span text:style-name="T8"> 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A 32-bit memory address refers to a number between</text:span></text:p>
            </text:list-item>
          </text:list>
          <text:p text:style-name="P6"><text:span text:style-name="T8"><text:s text:c="3"/></text:span><text:span text:style-name="T8">0 and 2</text:span><text:span text:style-name="T11">32</text:span><text:span text:style-name="T8"> – 1, i.e., it identifies a byte in a 4GB memory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0" presentation:class="page"/>
          <draw:frame draw:name="Rectangle 3" presentation:style-name="pr1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9.139cm" svg:height="1.605cm" svg:x="1.274cm" svg:y="1.102cm">
          <text:p text:style-name="P6"><text:span text:style-name="T5">Memory Oper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584cm" svg:height="12.443cm" svg:x="1.449cm" svg:y="4.344cm">
          <text:list text:style-name="L4">
            <text:list-item>
              <text:p text:style-name="P6"><text:span text:style-name="T8"><text:s/></text:span><text:span text:style-name="T8">Values must be fetched from memory before (add and sub)</text:span></text:p>
            </text:list-item>
          </text:list>
          <text:p text:style-name="P6"><text:span text:style-name="T8"><text:s text:c="3"/></text:span><text:span text:style-name="T8">instructions can operate on them</text:span></text:p>
          <text:p text:style-name="P6"><text:span text:style-name="T8"/></text:p>
          <text:p text:style-name="P6"><text:span text:style-name="T8"><text:s/></text:span><text:span text:style-name="T8">Load word</text:span></text:p>
          <text:p text:style-name="P6"><text:span text:style-name="T8"><text:s/></text:span><text:span text:style-name="T8">lw <text:s/>$t0, memory-address</text:span></text:p>
          <text:p text:style-name="P6"><text:span text:style-name="T8"/></text:p>
          <text:p text:style-name="P6"><text:span text:style-name="T8"/></text:p>
          <text:p text:style-name="P6"><text:span text:style-name="T8"><text:s/></text:span><text:span text:style-name="T8">Store word</text:span></text:p>
          <text:p text:style-name="P6"><text:span text:style-name="T8"><text:s/></text:span><text:span text:style-name="T8">sw <text:s/>$t0, memory-address</text:span></text:p>
          <text:p text:style-name="P6"><text:span text:style-name="T8"/></text:p>
          <text:p text:style-name="P6"><text:span text:style-name="T8"/></text:p>
          <text:p text:style-name="P6"><text:span text:style-name="T9">How is memory-address determin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6" draw:layer="layout" svg:width="2.962cm" svg:height="1.481cm" svg:x="13.123cm" svg:y="7.62cm">
          <text:p text:style-name="P15"><text:span text:style-name="T12">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7" draw:layer="layout" svg:width="3.809cm" svg:height="2.962cm" svg:x="18.415cm" svg:y="6.773cm">
          <text:p text:style-name="P15"><text:span text:style-name="T12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8" draw:layer="layout" svg:x1="18.415cm" svg:y1="8.255cm" svg:x2="16.298cm" svg:y2="8.256cm">
          <text:p/>
        </draw:line>
        <draw:custom-shape draw:name="Rectangle 9" draw:style-name="gr5" draw:text-style-name="P16" draw:layer="layout" svg:width="2.962cm" svg:height="1.481cm" svg:x="13.123cm" svg:y="11.853cm">
          <text:p text:style-name="P15"><text:span text:style-name="T12">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17" draw:layer="layout" svg:width="3.809cm" svg:height="2.962cm" svg:x="18.415cm" svg:y="11.007cm">
          <text:p text:style-name="P15"><text:span text:style-name="T12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8" draw:layer="layout" svg:x1="16.086cm" svg:y1="12.488cm" svg:x2="18.203cm" svg:y2="12.489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1" presentation:class="page"/>
          <draw:frame draw:name="Rectangle 3" presentation:style-name="pr1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356cm" svg:height="1.605cm" svg:x="1.269cm" svg:y="1.102cm">
          <text:p text:style-name="P6"><text:span text:style-name="T5">Memory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66cm" svg:height="6.347cm" svg:x="1.542cm" svg:y="4.344cm">
          <text:list text:style-name="L4">
            <text:list-item>
              <text:p text:style-name="P6"><text:span text:style-name="T8"><text:s/></text:span><text:span text:style-name="T8">The compiler organizes data in memory… it knows the</text:span></text:p>
            </text:list-item>
          </text:list>
          <text:p text:style-name="P6"><text:span text:style-name="T8"><text:s text:c="4"/></text:span><text:span text:style-name="T8">location of every variable (saved in a table)… it can fill</text:span></text:p>
          <text:p text:style-name="P6"><text:span text:style-name="T8"><text:s text:c="4"/></text:span><text:span text:style-name="T8">in the appropriate mem-address for load-store instructions</text:span></text:p>
          <text:p text:style-name="P6"><text:span text:style-name="T8"/></text:p>
          <text:p text:style-name="P6"><text:span text:style-name="T8"/></text:p>
          <text:p text:style-name="P6"><text:span text:style-name="T8"><text:s text:c="12"/></text:span><text:span text:style-name="T8">int <text:s/>a, b, c, d[1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6" draw:layer="layout" svg:width="0.211cm" svg:height="0.846cm" svg:x="4.02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6" draw:layer="layout" svg:width="0.211cm" svg:height="0.846cm" svg:x="4.23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6" draw:layer="layout" svg:width="0.211cm" svg:height="0.846cm" svg:x="4.44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6" draw:layer="layout" svg:width="0.211cm" svg:height="0.846cm" svg:x="4.65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6" draw:layer="layout" svg:width="0.211cm" svg:height="0.846cm" svg:x="4.86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6" draw:layer="layout" svg:width="0.211cm" svg:height="0.846cm" svg:x="5.0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16" draw:layer="layout" svg:width="0.211cm" svg:height="0.846cm" svg:x="5.29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16" draw:layer="layout" svg:width="0.211cm" svg:height="0.846cm" svg:x="5.50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16" draw:layer="layout" svg:width="0.211cm" svg:height="0.846cm" svg:x="5.71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16" draw:layer="layout" svg:width="0.211cm" svg:height="0.846cm" svg:x="5.92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16" draw:layer="layout" svg:width="0.211cm" svg:height="0.846cm" svg:x="6.13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16" draw:layer="layout" svg:width="0.211cm" svg:height="0.846cm" svg:x="6.3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8" draw:text-style-name="P16" draw:layer="layout" svg:width="0.211cm" svg:height="0.846cm" svg:x="6.56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16" draw:layer="layout" svg:width="0.211cm" svg:height="0.846cm" svg:x="6.77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8" draw:text-style-name="P16" draw:layer="layout" svg:width="0.211cm" svg:height="0.846cm" svg:x="6.98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" draw:text-style-name="P16" draw:layer="layout" svg:width="0.211cm" svg:height="0.846cm" svg:x="7.19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8" draw:text-style-name="P16" draw:layer="layout" svg:width="0.211cm" svg:height="0.846cm" svg:x="7.40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16" draw:layer="layout" svg:width="0.211cm" svg:height="0.846cm" svg:x="7.6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" draw:text-style-name="P16" draw:layer="layout" svg:width="0.211cm" svg:height="0.846cm" svg:x="7.83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" draw:text-style-name="P16" draw:layer="layout" svg:width="0.211cm" svg:height="0.846cm" svg:x="8.04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8" draw:text-style-name="P16" draw:layer="layout" svg:width="0.211cm" svg:height="0.846cm" svg:x="8.25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8" draw:text-style-name="P16" draw:layer="layout" svg:width="0.211cm" svg:height="0.846cm" svg:x="8.46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" draw:text-style-name="P16" draw:layer="layout" svg:width="0.211cm" svg:height="0.846cm" svg:x="8.67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8" draw:text-style-name="P16" draw:layer="layout" svg:width="0.211cm" svg:height="0.846cm" svg:x="8.89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8" draw:text-style-name="P16" draw:layer="layout" svg:width="0.211cm" svg:height="0.846cm" svg:x="9.10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8" draw:text-style-name="P16" draw:layer="layout" svg:width="0.211cm" svg:height="0.846cm" svg:x="9.31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" draw:text-style-name="P16" draw:layer="layout" svg:width="0.211cm" svg:height="0.846cm" svg:x="9.52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8" draw:text-style-name="P16" draw:layer="layout" svg:width="0.211cm" svg:height="0.846cm" svg:x="9.73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8" draw:text-style-name="P16" draw:layer="layout" svg:width="0.211cm" svg:height="0.846cm" svg:x="9.94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8" draw:text-style-name="P16" draw:layer="layout" svg:width="0.211cm" svg:height="0.846cm" svg:x="10.16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8" draw:text-style-name="P16" draw:layer="layout" svg:width="0.211cm" svg:height="0.846cm" svg:x="10.37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" draw:text-style-name="P16" draw:layer="layout" svg:width="0.211cm" svg:height="0.846cm" svg:x="10.58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8" draw:text-style-name="P16" draw:layer="layout" svg:width="0.211cm" svg:height="0.846cm" svg:x="10.79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8" draw:text-style-name="P16" draw:layer="layout" svg:width="0.211cm" svg:height="0.846cm" svg:x="11.00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8" draw:text-style-name="P16" draw:layer="layout" svg:width="0.211cm" svg:height="0.846cm" svg:x="11.21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16" draw:layer="layout" svg:width="0.211cm" svg:height="0.846cm" svg:x="11.4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8" draw:text-style-name="P16" draw:layer="layout" svg:width="0.211cm" svg:height="0.846cm" svg:x="11.64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8" draw:text-style-name="P16" draw:layer="layout" svg:width="0.211cm" svg:height="0.846cm" svg:x="11.85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8" draw:text-style-name="P16" draw:layer="layout" svg:width="0.211cm" svg:height="0.846cm" svg:x="12.06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8" draw:text-style-name="P16" draw:layer="layout" svg:width="0.211cm" svg:height="0.846cm" svg:x="12.27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8" draw:text-style-name="P16" draw:layer="layout" svg:width="0.211cm" svg:height="0.846cm" svg:x="12.48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8" draw:text-style-name="P16" draw:layer="layout" svg:width="0.211cm" svg:height="0.846cm" svg:x="12.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8" draw:text-style-name="P16" draw:layer="layout" svg:width="0.211cm" svg:height="0.846cm" svg:x="12.91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8" draw:text-style-name="P16" draw:layer="layout" svg:width="0.211cm" svg:height="0.846cm" svg:x="13.12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8" draw:text-style-name="P16" draw:layer="layout" svg:width="0.211cm" svg:height="0.846cm" svg:x="13.33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8" draw:text-style-name="P16" draw:layer="layout" svg:width="0.211cm" svg:height="0.846cm" svg:x="13.54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8" draw:text-style-name="P16" draw:layer="layout" svg:width="0.211cm" svg:height="0.846cm" svg:x="13.75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8" draw:text-style-name="P16" draw:layer="layout" svg:width="0.211cm" svg:height="0.846cm" svg:x="13.9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8" draw:text-style-name="P16" draw:layer="layout" svg:width="0.211cm" svg:height="0.846cm" svg:x="14.18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8" draw:text-style-name="P16" draw:layer="layout" svg:width="0.211cm" svg:height="0.846cm" svg:x="14.39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8" draw:text-style-name="P16" draw:layer="layout" svg:width="0.211cm" svg:height="0.846cm" svg:x="14.60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8" draw:text-style-name="P16" draw:layer="layout" svg:width="0.211cm" svg:height="0.846cm" svg:x="14.81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8" draw:text-style-name="P16" draw:layer="layout" svg:width="0.211cm" svg:height="0.846cm" svg:x="15.02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8" draw:text-style-name="P16" draw:layer="layout" svg:width="0.211cm" svg:height="0.846cm" svg:x="15.24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8" draw:text-style-name="P16" draw:layer="layout" svg:width="0.211cm" svg:height="0.846cm" svg:x="15.45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8" draw:text-style-name="P16" draw:layer="layout" svg:width="0.211cm" svg:height="0.846cm" svg:x="15.66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8" draw:text-style-name="P16" draw:layer="layout" svg:width="0.211cm" svg:height="0.846cm" svg:x="15.87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8" draw:text-style-name="P16" draw:layer="layout" svg:width="0.211cm" svg:height="0.846cm" svg:x="16.08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8" draw:text-style-name="P16" draw:layer="layout" svg:width="0.211cm" svg:height="0.846cm" svg:x="16.29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16" draw:layer="layout" svg:width="0.211cm" svg:height="0.846cm" svg:x="16.51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8" draw:text-style-name="P16" draw:layer="layout" svg:width="0.211cm" svg:height="0.846cm" svg:x="16.72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8" draw:text-style-name="P16" draw:layer="layout" svg:width="0.211cm" svg:height="0.846cm" svg:x="16.93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16" draw:layer="layout" svg:width="0.211cm" svg:height="0.846cm" svg:x="17.14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8" draw:text-style-name="P16" draw:layer="layout" svg:width="0.211cm" svg:height="0.846cm" svg:x="17.35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8" draw:text-style-name="P16" draw:layer="layout" svg:width="0.211cm" svg:height="0.846cm" svg:x="17.56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8" draw:text-style-name="P16" draw:layer="layout" svg:width="0.211cm" svg:height="0.846cm" svg:x="17.7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8" draw:text-style-name="P16" draw:layer="layout" svg:width="0.211cm" svg:height="0.846cm" svg:x="17.99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8" draw:text-style-name="P16" draw:layer="layout" svg:width="0.211cm" svg:height="0.846cm" svg:x="18.20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" draw:text-style-name="P16" draw:layer="layout" svg:width="0.211cm" svg:height="0.846cm" svg:x="18.41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8" draw:text-style-name="P16" draw:layer="layout" svg:width="0.211cm" svg:height="0.846cm" svg:x="18.62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8" draw:text-style-name="P16" draw:layer="layout" svg:width="0.211cm" svg:height="0.846cm" svg:x="18.83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8" draw:text-style-name="P16" draw:layer="layout" svg:width="0.211cm" svg:height="0.846cm" svg:x="19.0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8" draw:text-style-name="P16" draw:layer="layout" svg:width="0.211cm" svg:height="0.846cm" svg:x="19.26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8" draw:text-style-name="P16" draw:layer="layout" svg:width="0.211cm" svg:height="0.846cm" svg:x="19.47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8" draw:text-style-name="P16" draw:layer="layout" svg:width="0.211cm" svg:height="0.846cm" svg:x="19.68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8" draw:text-style-name="P16" draw:layer="layout" svg:width="0.211cm" svg:height="0.846cm" svg:x="19.89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8" draw:text-style-name="P16" draw:layer="layout" svg:width="0.211cm" svg:height="0.846cm" svg:x="20.10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8" draw:text-style-name="P16" draw:layer="layout" svg:width="0.211cm" svg:height="0.846cm" svg:x="20.3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8" draw:text-style-name="P16" draw:layer="layout" svg:width="0.211cm" svg:height="0.846cm" svg:x="20.53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8" draw:text-style-name="P16" draw:layer="layout" svg:width="0.211cm" svg:height="0.846cm" svg:x="20.74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8" draw:text-style-name="P16" draw:layer="layout" svg:width="0.211cm" svg:height="0.846cm" svg:x="20.95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8" draw:text-style-name="P16" draw:layer="layout" svg:width="0.211cm" svg:height="0.846cm" svg:x="21.16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8" draw:text-style-name="P16" draw:layer="layout" svg:width="0.211cm" svg:height="0.846cm" svg:x="21.37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8" draw:text-style-name="P16" draw:layer="layout" svg:width="0.211cm" svg:height="0.846cm" svg:x="21.59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8" draw:text-style-name="P16" draw:layer="layout" svg:width="0.211cm" svg:height="0.846cm" svg:x="21.80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8" draw:text-style-name="P16" draw:layer="layout" svg:width="0.211cm" svg:height="0.846cm" svg:x="22.01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8" draw:text-style-name="P16" draw:layer="layout" svg:width="0.211cm" svg:height="0.846cm" svg:x="22.22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8" draw:text-style-name="P16" draw:layer="layout" svg:width="0.211cm" svg:height="0.846cm" svg:x="22.43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8" draw:text-style-name="P16" draw:layer="layout" svg:width="0.211cm" svg:height="0.846cm" svg:x="22.64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8" draw:text-style-name="P16" draw:layer="layout" svg:width="0.211cm" svg:height="0.846cm" svg:x="22.86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8" draw:text-style-name="P16" draw:layer="layout" svg:width="0.211cm" svg:height="0.846cm" svg:x="23.07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8" draw:text-style-name="P16" draw:layer="layout" svg:width="0.211cm" svg:height="0.846cm" svg:x="23.28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8" draw:text-style-name="P16" draw:layer="layout" svg:width="0.211cm" svg:height="0.846cm" svg:x="23.49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8" draw:text-style-name="P16" draw:layer="layout" svg:width="0.211cm" svg:height="0.846cm" svg:x="23.70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8" draw:text-style-name="P16" draw:layer="layout" svg:width="0.211cm" svg:height="0.846cm" svg:x="23.91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8" draw:text-style-name="P16" draw:layer="layout" svg:width="0.211cm" svg:height="0.846cm" svg:x="24.1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2" draw:text-style-name="P7" draw:layer="layout" svg:width="2.967cm" svg:height="1.098cm" svg:x="1.102cm" svg:y="13.335cm">
          <text:p text:style-name="P6"><text:span text:style-name="T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9" draw:text-style-name="P8" draw:layer="layout" svg:x1="5.291cm" svg:y1="10.371cm" svg:x2="4.021cm" svg:y2="13.546cm">
          <text:p/>
        </draw:line>
        <draw:line draw:name="Line 103" draw:style-name="gr9" draw:text-style-name="P8" draw:layer="layout" svg:x1="6.138cm" svg:y1="10.371cm" svg:x2="4.868cm" svg:y2="13.546cm">
          <text:p/>
        </draw:line>
        <draw:line draw:name="Line 104" draw:style-name="gr9" draw:text-style-name="P8" draw:layer="layout" svg:x1="7.196cm" svg:y1="10.371cm" svg:x2="5.715cm" svg:y2="13.546cm">
          <text:p/>
        </draw:line>
        <draw:line draw:name="Line 105" draw:style-name="gr9" draw:text-style-name="P8" draw:layer="layout" svg:x1="8.043cm" svg:y1="10.583cm" svg:x2="6.561cm" svg:y2="13.546cm">
          <text:p/>
        </draw:line>
        <draw:line draw:name="Line 106" draw:style-name="gr9" draw:text-style-name="P8" draw:layer="layout" svg:x1="8.255cm" svg:y1="10.583cm" svg:x2="7.408cm" svg:y2="13.546cm">
          <text:p/>
        </draw:line>
        <draw:line draw:name="Line 107" draw:style-name="gr9" draw:text-style-name="P8" draw:layer="layout" svg:x1="8.466cm" svg:y1="10.583cm" svg:x2="8.255cm" svg:y2="13.546cm">
          <text:p/>
        </draw:line>
        <draw:line draw:name="Line 108" draw:style-name="gr9" draw:text-style-name="P8" draw:layer="layout" svg:x1="8.678cm" svg:y1="10.583cm" svg:x2="9.101cm" svg:y2="13.546cm">
          <text:p/>
        </draw:line>
        <draw:custom-shape draw:name="Text Box 109" draw:style-name="gr2" draw:text-style-name="P7" draw:layer="layout" svg:width="1.773cm" svg:height="1.775cm" svg:x="9.062cm" svg:y="10.491cm">
          <text:p text:style-name="P6"><text:span text:style-name="T13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9" draw:text-style-name="P8" draw:layer="layout" svg:x1="4.021cm" svg:y1="16.086cm" svg:x2="4.022cm" svg:y2="14.393cm">
          <text:p/>
        </draw:line>
        <draw:custom-shape draw:name="Text Box 112" draw:style-name="gr2" draw:text-style-name="P7" draw:layer="layout" svg:width="4.237cm" svg:height="1.098cm" svg:x="3.412cm" svg:y="15.875cm">
          <text:p text:style-name="P6"><text:span text:style-name="T6">Bas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2" presentation:class="page"/>
          <draw:frame draw:name="Rectangle 3" presentation:style-name="pr1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5">Memory 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002cm" svg:height="2.283cm" svg:x="1.439cm" svg:y="5.146cm">
          <text:p text:style-name="P6"><text:span text:style-name="T8"><text:s/></text:span><text:span text:style-name="T8">$gp points to area in memory that saves global variables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6" draw:layer="layout" svg:width="7.196cm" svg:height="3.386cm" svg:x="8.043cm" svg:y="9.102cm">
          <text:p text:style-name="P15"><text:span text:style-name="T6">Stack</text:span></text:p>
          <text:p text:style-name="P15"><text:span text:style-name="T6"/></text:p>
          <text:p text:style-name="P15"><text:span text:style-name="T6"/></text:p>
          <text:p text:style-name="P15"><text:span text:style-name="T6">Dynamic data (he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18" draw:layer="layout" svg:width="7.196cm" svg:height="1.481cm" svg:x="8.043cm" svg:y="12.488cm">
          <text:p text:style-name="P15"><text:span text:style-name="T6">Static data (globa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7" draw:layer="layout" svg:width="7.196cm" svg:height="1.481cm" svg:x="8.043cm" svg:y="13.97cm">
          <text:p text:style-name="P15"><text:span text:style-name="T6">Text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8" draw:layer="layout" svg:x1="11.853cm" svg:y1="9.948cm" svg:x2="11.854cm" svg:y2="10.583cm">
          <text:p/>
        </draw:line>
        <draw:line draw:name="Line 9" draw:style-name="gr7" draw:text-style-name="P8" draw:layer="layout" svg:x1="11.853cm" svg:y1="11.641cm" svg:x2="11.854cm" svg:y2="11.006cm">
          <text:p/>
        </draw:line>
        <draw:line draw:name="Line 8" draw:style-name="gr7" draw:text-style-name="P8" draw:layer="layout" svg:x1="5.926cm" svg:y1="13.97cm" svg:x2="8.043cm" svg:y2="13.971cm">
          <text:p/>
        </draw:line>
        <draw:custom-shape draw:name="Text Box 4" draw:style-name="gr2" draw:text-style-name="P7" draw:layer="layout" svg:width="1.964cm" svg:height="1.267cm" svg:x="3.865cm" svg:y="13.229cm">
          <text:p text:style-name="P6"><text:span text:style-name="T8"><text:s/></text:span><text:span text:style-name="T8">$g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3" presentation:class="page"/>
          <draw:frame draw:name="Rectangle 3" presentation:style-name="pr1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5">Memory Instruction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8"><text:s/></text:span><text:span text:style-name="T8">The format of a load instruction:</text:span></text:p>
            </text:list-item>
          </text:list>
          <text:p text:style-name="P6"><text:span text:style-name="T8"/></text:p>
          <text:p text:style-name="P6"><text:span text:style-name="T8"><text:s text:c="12"/></text:span><text:span text:style-name="T9">destination register</text:span></text:p>
          <text:p text:style-name="P6"><text:span text:style-name="T8"><text:s text:c="30"/></text:span><text:span text:style-name="T9">source address</text:span></text:p>
          <text:p text:style-name="P6"><text:span text:style-name="T8"><text:s text:c="21"/></text:span></text:p>
          <text:p text:style-name="P6"><text:span text:style-name="T8"><text:s text:c="9"/></text:span><text:span text:style-name="T8">lw <text:s text:c="3"/>$t0, <text:s text:c="2"/>8($t3)</text:span></text:p>
          <text:p text:style-name="P6"><text:span text:style-name="T8"/></text:p>
          <text:p text:style-name="P6"><text:span text:style-name="T8"><text:s text:c="2"/></text:span><text:span text:style-name="T14">any register</text:span></text:p>
          <text:p text:style-name="P6"><text:span text:style-name="T8"><text:s text:c="17"/></text:span><text:span text:style-name="T15">a constant that is added to the register in parenthe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9" draw:text-style-name="P8" draw:layer="layout" svg:x1="5.82cm" svg:y1="7.196cm" svg:x2="5.609cm" svg:y2="9.313cm">
          <text:p/>
        </draw:line>
        <draw:line draw:name="Line 6" draw:style-name="gr9" draw:text-style-name="P8" draw:layer="layout" svg:x1="8.678cm" svg:y1="8.043cm" svg:x2="8.255cm" svg:y2="9.101cm">
          <text:p/>
        </draw:line>
        <draw:line draw:name="Line 7" draw:style-name="gr9" draw:text-style-name="P8" draw:layer="layout" svg:x1="4.974cm" svg:y1="11.218cm" svg:x2="5.397cm" svg:y2="10.16cm">
          <text:p/>
        </draw:line>
        <draw:line draw:name="Line 8" draw:style-name="gr9" draw:text-style-name="P8" draw:layer="layout" svg:x1="5.202cm" svg:y1="11.395cm" svg:x2="8.255cm" svg:y2="10.16cm">
          <text:p/>
        </draw:line>
        <draw:line draw:name="Line 9" draw:style-name="gr9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4" presentation:class="page"/>
          <draw:frame draw:name="Rectangle 3" presentation:style-name="pr1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5">Memory Instruction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8"><text:s/></text:span><text:span text:style-name="T8">The format of a store instruction:</text:span></text:p>
            </text:list-item>
          </text:list>
          <text:p text:style-name="P6"><text:span text:style-name="T8"/></text:p>
          <text:p text:style-name="P6"><text:span text:style-name="T8"><text:s text:c="12"/></text:span><text:span text:style-name="T9">source register</text:span></text:p>
          <text:p text:style-name="P6"><text:span text:style-name="T8"><text:s text:c="30"/></text:span><text:span text:style-name="T9">destination address</text:span></text:p>
          <text:p text:style-name="P6"><text:span text:style-name="T8"><text:s text:c="21"/></text:span></text:p>
          <text:p text:style-name="P6"><text:span text:style-name="T8"><text:s text:c="9"/></text:span><text:span text:style-name="T8">sw <text:s text:c="3"/>$t0, <text:s text:c="2"/>8($t3)</text:span></text:p>
          <text:p text:style-name="P6"><text:span text:style-name="T8"/></text:p>
          <text:p text:style-name="P6"><text:span text:style-name="T8"><text:s text:c="2"/></text:span><text:span text:style-name="T14">any register</text:span></text:p>
          <text:p text:style-name="P6"><text:span text:style-name="T8"><text:s text:c="17"/></text:span><text:span text:style-name="T15">a constant that is added to the register in parenthe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9" draw:text-style-name="P8" draw:layer="layout" svg:x1="5.82cm" svg:y1="7.196cm" svg:x2="5.609cm" svg:y2="9.313cm">
          <text:p/>
        </draw:line>
        <draw:line draw:name="Line 6" draw:style-name="gr9" draw:text-style-name="P8" draw:layer="layout" svg:x1="8.678cm" svg:y1="8.043cm" svg:x2="8.255cm" svg:y2="9.101cm">
          <text:p/>
        </draw:line>
        <draw:line draw:name="Line 7" draw:style-name="gr9" draw:text-style-name="P8" draw:layer="layout" svg:x1="4.974cm" svg:y1="11.218cm" svg:x2="5.397cm" svg:y2="10.16cm">
          <text:p/>
        </draw:line>
        <draw:line draw:name="Line 8" draw:style-name="gr9" draw:text-style-name="P8" draw:layer="layout" svg:x1="5.202cm" svg:y1="11.395cm" svg:x2="8.255cm" svg:y2="10.16cm">
          <text:p/>
        </draw:line>
        <draw:line draw:name="Line 9" draw:style-name="gr9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5" presentation:class="page"/>
          <draw:frame draw:name="Rectangle 3" presentation:style-name="pr1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45cm" svg:height="12.443cm" svg:x="1.366cm" svg:y="4.022cm">
          <text:p text:style-name="P6"><text:span text:style-name="T8"><text:s text:c="3"/></text:span><text:span text:style-name="T8">int a, b, c, d[10];</text:span></text:p>
          <text:p text:style-name="P6"><text:span text:style-name="T8"/></text:p>
          <text:p text:style-name="P6"><text:span text:style-name="T8"/></text:p>
          <text:p text:style-name="P6"><text:span text:style-name="T8"><text:s text:c="3"/></text:span><text:span text:style-name="T8">addi <text:s text:c="2"/>$gp, $zero, 1000 <text:s text:c="2"/># assume that data is stored at</text:span></text:p>
          <text:p text:style-name="P6"><text:span text:style-name="T8"><text:s text:c="42"/></text:span><text:span text:style-name="T8"># base address 1000; placed in $gp;</text:span></text:p>
          <text:p text:style-name="P6"><text:span text:style-name="T8"><text:s text:c="42"/></text:span><text:span text:style-name="T8"># $zero is a register that always</text:span></text:p>
          <text:p text:style-name="P6"><text:span text:style-name="T8"><text:s text:c="42"/></text:span><text:span text:style-name="T8"># equals zero</text:span></text:p>
          <text:p text:style-name="P6"><text:span text:style-name="T8"><text:s text:c="3"/></text:span><text:span text:style-name="T8">lw <text:s text:c="2"/>$s1, 0($gp) <text:s text:c="9"/># brings value of a into register $s1</text:span></text:p>
          <text:p text:style-name="P6"><text:span text:style-name="T8"><text:s text:c="3"/></text:span><text:span text:style-name="T8">lw <text:s text:c="2"/>$s2, 4($gp) <text:s text:c="9"/># brings value of b into register $s2</text:span></text:p>
          <text:p text:style-name="P6"><text:span text:style-name="T8"><text:s text:c="3"/></text:span><text:span text:style-name="T8">lw <text:s text:c="2"/>$s3, 8($gp) <text:s text:c="9"/># brings value of c into register $s3</text:span></text:p>
          <text:p text:style-name="P6"><text:span text:style-name="T8"><text:s text:c="3"/></text:span><text:span text:style-name="T8">lw <text:s text:c="2"/>$s4, 12($gp) <text:s text:c="7"/># brings value of d[0] into register $s4</text:span></text:p>
          <text:p text:style-name="P6"><text:span text:style-name="T8"><text:s text:c="3"/></text:span><text:span text:style-name="T8">lw <text:s text:c="2"/>$s5, 16($gp) <text:s text:c="7"/># brings value of d[1] into register $s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6" presentation:class="page"/>
          <draw:frame draw:name="Rectangle 3" presentation:style-name="pr2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9.203cm" svg:height="3.299cm" svg:x="1.479cm" svg:y="4.344cm">
          <text:p text:style-name="P6"><text:span text:style-name="T8">Convert to assembly:</text:span></text:p>
          <text:p text:style-name="P6"><text:span text:style-name="T8"/></text:p>
          <text:p text:style-name="P6"><text:span text:style-name="T8">C code: <text:s text:c="4"/>d[3] <text:s/>= d[2] + a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7" presentation:class="page"/>
          <draw:frame draw:name="Rectangle 3" presentation:style-name="pr2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617cm" svg:height="12.443cm" svg:x="1.52cm" svg:y="4.344cm">
          <text:p text:style-name="P6"><text:span text:style-name="T8">Convert to assembly:</text:span></text:p>
          <text:p text:style-name="P6"><text:span text:style-name="T8"/></text:p>
          <text:p text:style-name="P6"><text:span text:style-name="T8">C code: <text:s text:c="4"/>d[3] <text:s/>= d[2] + a;</text:span></text:p>
          <text:p text:style-name="P6"><text:span text:style-name="T8"/></text:p>
          <text:p text:style-name="P6"><text:span text:style-name="T8"/></text:p>
          <text:p text:style-name="P6"><text:span text:style-name="T8">Assembly (same assumptions as previous example): <text:s/></text:span></text:p>
          <text:p text:style-name="P6"><text:span text:style-name="T8"><text:s text:c="19"/></text:span><text:span text:style-name="T8">lw <text:s text:c="5"/>$s0, 0($gp) <text:s text:c="4"/># <text:s/>a is brought into $s0</text:span></text:p>
          <text:p text:style-name="P6"><text:span text:style-name="T8"><text:s text:c="19"/></text:span><text:span text:style-name="T8">lw <text:s text:c="5"/>$s1, 20($gp) <text:s text:c="2"/># <text:s/>d[2] is brought into $s1</text:span></text:p>
          <text:p text:style-name="P6"><text:span text:style-name="T8"><text:s text:c="19"/></text:span><text:span text:style-name="T8">add <text:s text:c="2"/>$s2, $s0, $s1 <text:s/># <text:s/>the sum is in $s2</text:span></text:p>
          <text:p text:style-name="P6"><text:span text:style-name="T8"><text:s text:c="19"/></text:span><text:span text:style-name="T8">sw <text:s text:c="4"/>$s2, 24($gp) <text:s text:c="3"/># <text:s/>$s2 is stored into d[3]</text:span></text:p>
          <text:p text:style-name="P6"><text:span text:style-name="T8"/></text:p>
          <text:p text:style-name="P6"><text:span text:style-name="T9">Assembly version of the code continues to expan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2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">
        <draw:line draw:name="Straight Connector 1" draw:style-name="gr4" draw:text-style-name="P14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5">Memory 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386cm" svg:height="6.18cm" svg:x="1.454cm" svg:y="4.476cm">
          <text:list text:style-name="L4">
            <text:list-item>
              <text:p text:style-name="P6"><text:span text:style-name="T6"><text:s/></text:span><text:span text:style-name="T6">The space allocated on stack by a procedure is termed the activation </text:span></text:p>
            </text:list-item>
          </text:list>
          <text:p text:style-name="P6"><text:span text:style-name="T6"><text:s text:c="3"/></text:span><text:span text:style-name="T6">record (includes saved values and data local to the procedure) – frame</text:span></text:p>
          <text:p text:style-name="P6"><text:span text:style-name="T6"><text:s text:c="3"/></text:span><text:span text:style-name="T6">pointer points to the start of the record and stack pointer points to the </text:span></text:p>
          <text:p text:style-name="P6"><text:span text:style-name="T6"><text:s text:c="3"/></text:span><text:span text:style-name="T6">end – variable addresses are specified relative to $fp as $sp may </text:span></text:p>
          <text:p text:style-name="P6"><text:span text:style-name="T6"><text:s text:c="3"/></text:span><text:span text:style-name="T6">change during the execution of the procedure</text:span></text:p>
          <text:list text:continue-numbering="true" text:style-name="L4">
            <text:list-item>
              <text:p text:style-name="P6"><text:span text:style-name="T6"><text:s/></text:span><text:span text:style-name="T6">$gp points to area in memory that saves global variables</text:span></text:p>
            </text:list-item>
            <text:list-item>
              <text:p text:style-name="P6"><text:span text:style-name="T6"><text:s/></text:span><text:span text:style-name="T6">Dynamically allocated storage (with malloc()) is placed on the hea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6" draw:layer="layout" svg:width="7.196cm" svg:height="3.386cm" svg:x="7.408cm" svg:y="11.43cm">
          <text:p text:style-name="P15"><text:span text:style-name="T6">Stack</text:span></text:p>
          <text:p text:style-name="P15"><text:span text:style-name="T6"/></text:p>
          <text:p text:style-name="P15"><text:span text:style-name="T6"/></text:p>
          <text:p text:style-name="P15"><text:span text:style-name="T6">Dynamic data (he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18" draw:layer="layout" svg:width="7.196cm" svg:height="1.481cm" svg:x="7.408cm" svg:y="14.817cm">
          <text:p text:style-name="P15"><text:span text:style-name="T6">Static data (globa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7" draw:layer="layout" svg:width="7.196cm" svg:height="1.481cm" svg:x="7.408cm" svg:y="16.298cm">
          <text:p text:style-name="P15"><text:span text:style-name="T6">Text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8" draw:layer="layout" svg:x1="11.218cm" svg:y1="12.276cm" svg:x2="11.219cm" svg:y2="12.911cm">
          <text:p/>
        </draw:line>
        <draw:line draw:name="Line 9" draw:style-name="gr7" draw:text-style-name="P8" draw:layer="layout" svg:x1="11.218cm" svg:y1="13.97cm" svg:x2="11.219cm" svg:y2="13.33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2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1.663cm" svg:height="1.605cm" svg:x="1.226cm" svg:y="1.102cm">
          <text:p text:style-name="P6"><text:span text:style-name="T16">Binary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329cm" svg:height="12.443cm" svg:x="1.525cm" svg:y="4.344cm">
          <text:list text:style-name="L4">
            <text:list-item>
              <text:p text:style-name="P6"><text:span text:style-name="T8"><text:s/></text:span><text:span text:style-name="T8">The binary number <text:s/></text:span></text:p>
            </text:list-item>
          </text:list>
          <text:p text:style-name="P6"><text:span text:style-name="T8"/></text:p>
          <text:p text:style-name="P6"><text:span text:style-name="T8"><text:s text:c="24"/></text:span><text:span text:style-name="T8">01011000 00010101 00101110 11100111</text:span></text:p>
          <text:p text:style-name="P6"><text:span text:style-name="T8"/></text:p>
          <text:p text:style-name="P6"><text:span text:style-name="T8"><text:s text:c="5"/></text:span></text:p>
          <text:p text:style-name="P6"><text:span text:style-name="T8"><text:s text:c="7"/></text:span><text:span text:style-name="T8">represents the quantity</text:span></text:p>
          <text:p text:style-name="P6"><text:span text:style-name="T8"><text:s text:c="7"/></text:span><text:span text:style-name="T8">0 x 2</text:span><text:span text:style-name="T11">31</text:span><text:span text:style-name="T8"> + 1 x 2</text:span><text:span text:style-name="T11">30</text:span><text:span text:style-name="T8"> + 0 x 2</text:span><text:span text:style-name="T11">29</text:span><text:span text:style-name="T8"> + … <text:s/>+ 1 x 2</text:span><text:span text:style-name="T11">0</text:span><text:span text:style-name="T8"> </text:span></text:p>
          <text:p text:style-name="P6"><text:span text:style-name="T8"><text:s/></text:span></text:p>
          <text:list text:continue-numbering="true" text:style-name="L4">
            <text:list-item>
              <text:p text:style-name="P6"><text:span text:style-name="T8"><text:s/></text:span><text:span text:style-name="T8">A 32-bit word can represent <text:s/>2</text:span><text:span text:style-name="T11">32</text:span><text:span text:style-name="T8"> numbers between</text:span></text:p>
            </text:list-item>
          </text:list>
          <text:p text:style-name="P6"><text:span text:style-name="T8"><text:s text:c="3"/></text:span><text:span text:style-name="T8">0 <text:s/>and <text:s/>2</text:span><text:span text:style-name="T11">32</text:span><text:span text:style-name="T8">-1</text:span></text:p>
          <text:p text:style-name="P6"><text:span text:style-name="T8"><text:s text:c="5"/>… </text:span><text:span text:style-name="T8">this is known as the unsigned representation as</text:span></text:p>
          <text:p text:style-name="P6"><text:span text:style-name="T8"><text:s text:c="6"/></text:span><text:span text:style-name="T8">we’re assuming that numbers are always posi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5.985cm" svg:height="1.098cm" svg:x="2.001cm" svg:y="7.408cm">
          <text:p text:style-name="P6"><text:span text:style-name="T17">Most significant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5.994cm" svg:height="1.098cm" svg:x="18.471cm" svg:y="7.298cm">
          <text:p text:style-name="P6"><text:span text:style-name="T17">Least significant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8" draw:layer="layout" svg:x1="4.656cm" svg:y1="7.62cm" svg:x2="6.138cm" svg:y2="7.196cm">
          <text:p/>
        </draw:line>
        <draw:line draw:name="Line 9" draw:style-name="gr11" draw:text-style-name="P8" draw:layer="layout" svg:x1="21.801cm" svg:y1="7.408cm" svg:x2="20.531cm" svg:y2="6.98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2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978cm" svg:height="1.605cm" svg:x="1.276cm" svg:y="1.102cm">
          <text:p text:style-name="P6"><text:span text:style-name="T5">Negative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422cm" svg:height="13.882cm" svg:x="1.561cm" svg:y="4.476cm">
          <text:p text:style-name="P6"><text:span text:style-name="T6"><text:s text:c="2"/></text:span><text:span text:style-name="T6">32 bits can only represent 2</text:span><text:span text:style-name="T18">32</text:span><text:span text:style-name="T6"> numbers – if we wish to also represent</text:span></text:p>
          <text:p text:style-name="P6"><text:span text:style-name="T6"><text:s text:c="2"/></text:span><text:span text:style-name="T6">negative numbers, we can represent 2</text:span><text:span text:style-name="T18">31</text:span><text:span text:style-name="T6"> positive numbers (incl zero)</text:span></text:p>
          <text:p text:style-name="P6"><text:span text:style-name="T6"><text:s text:c="2"/></text:span><text:span text:style-name="T6">and 2</text:span><text:span text:style-name="T18">31</text:span><text:span text:style-name="T6"> negative numbers</text:span></text:p>
          <text:p text:style-name="P6"><text:span text:style-name="T6"/></text:p>
          <text:p text:style-name="P6"><text:span text:style-name="T6"><text:s text:c="5"/></text:span><text:span text:style-name="T6">0000 0000 0000 0000 0000 0000 0000 0000</text:span><text:span text:style-name="T19">two</text:span><text:span text:style-name="T6"> = 0</text:span><text:span text:style-name="T19">ten</text:span></text:p>
          <text:p text:style-name="P6"><text:span text:style-name="T6"><text:s text:c="5"/></text:span><text:span text:style-name="T6">0000 0000 0000 0000 0000 0000 0000 0001</text:span><text:span text:style-name="T19">two</text:span><text:span text:style-name="T6"> = 1</text:span><text:span text:style-name="T19">ten</text:span><text:span text:style-name="T6"> </text:span></text:p>
          <text:p text:style-name="P6"><text:span text:style-name="T6"><text:s text:c="30"/>…</text:span></text:p>
          <text:p text:style-name="P6"><text:span text:style-name="T6"><text:s text:c="5"/></text:span><text:span text:style-name="T6">0111 1111 1111 1111 1111 1111 1111 1111</text:span><text:span text:style-name="T19">two</text:span><text:span text:style-name="T6"> = 2</text:span><text:span text:style-name="T18">31</text:span><text:span text:style-name="T6">-1</text:span></text:p>
          <text:p text:style-name="P6"><text:span text:style-name="T6"/></text:p>
          <text:p text:style-name="P6"><text:span text:style-name="T6"><text:s text:c="5"/></text:span><text:span text:style-name="T6">1000 0000 0000 0000 0000 0000 0000 0000</text:span><text:span text:style-name="T19">two</text:span><text:span text:style-name="T6"> = -2</text:span><text:span text:style-name="T18">31</text:span></text:p>
          <text:p text:style-name="P6"><text:span text:style-name="T6"><text:s text:c="5"/></text:span><text:span text:style-name="T6">1000 0000 0000 0000 0000 0000 0000 0001</text:span><text:span text:style-name="T19">two</text:span><text:span text:style-name="T6"> = -(2</text:span><text:span text:style-name="T18">31</text:span><text:span text:style-name="T6"> – 1)</text:span></text:p>
          <text:p text:style-name="P6"><text:span text:style-name="T6"><text:s text:c="5"/></text:span><text:span text:style-name="T6">1000 0000 0000 0000 0000 0000 0000 0010</text:span><text:span text:style-name="T19">two</text:span><text:span text:style-name="T6"> = -(2</text:span><text:span text:style-name="T18">31</text:span><text:span text:style-name="T6"> – 2)</text:span></text:p>
          <text:p text:style-name="P6"><text:span text:style-name="T6"><text:s text:c="30"/>…</text:span></text:p>
          <text:p text:style-name="P6"><text:span text:style-name="T6"><text:s text:c="5"/></text:span><text:span text:style-name="T6">1111 1111 1111 1111 1111 1111 1111 1110</text:span><text:span text:style-name="T19">two</text:span><text:span text:style-name="T6"> = -2</text:span></text:p>
          <text:p text:style-name="P6"><text:span text:style-name="T6"><text:s text:c="5"/></text:span><text:span text:style-name="T6">1111 1111 1111 1111 1111 1111 1111 1111</text:span><text:span text:style-name="T19">two</text:span><text:span text:style-name="T6"> =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2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5">2’s Comp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12" draw:text-style-name="P7" draw:layer="layout" svg:width="16.336cm" svg:height="9.463cm" svg:x="2.931cm" svg:y="3.578cm">
          <text:p text:style-name="P6"><text:span text:style-name="T20"><text:s text:c="5"/></text:span><text:span text:style-name="T20">0000 0000 0000 0000 0000 0000 0000 0000</text:span><text:span text:style-name="T21">two</text:span><text:span text:style-name="T20"> = 0</text:span><text:span text:style-name="T21">ten</text:span></text:p>
          <text:p text:style-name="P6"><text:span text:style-name="T20"><text:s text:c="5"/></text:span><text:span text:style-name="T20">0000 0000 0000 0000 0000 0000 0000 0001</text:span><text:span text:style-name="T21">two</text:span><text:span text:style-name="T20"> = 1</text:span><text:span text:style-name="T21">ten</text:span><text:span text:style-name="T20"> </text:span></text:p>
          <text:p text:style-name="P6"><text:span text:style-name="T20"><text:s text:c="30"/>…</text:span></text:p>
          <text:p text:style-name="P6"><text:span text:style-name="T20"><text:s text:c="5"/></text:span><text:span text:style-name="T20">0111 1111 1111 1111 1111 1111 1111 1111</text:span><text:span text:style-name="T21">two</text:span><text:span text:style-name="T20"> = 2</text:span><text:span text:style-name="T22">31</text:span><text:span text:style-name="T20">-1</text:span></text:p>
          <text:p text:style-name="P6"><text:span text:style-name="T20"/></text:p>
          <text:p text:style-name="P6"><text:span text:style-name="T20"><text:s text:c="5"/></text:span><text:span text:style-name="T20">1000 0000 0000 0000 0000 0000 0000 0000</text:span><text:span text:style-name="T21">two</text:span><text:span text:style-name="T20"> = -2</text:span><text:span text:style-name="T22">31</text:span></text:p>
          <text:p text:style-name="P6"><text:span text:style-name="T20"><text:s text:c="5"/></text:span><text:span text:style-name="T20">1000 0000 0000 0000 0000 0000 0000 0001</text:span><text:span text:style-name="T21">two</text:span><text:span text:style-name="T20"> = -(2</text:span><text:span text:style-name="T22">31</text:span><text:span text:style-name="T20"> – 1) <text:s text:c="2"/></text:span></text:p>
          <text:p text:style-name="P6"><text:span text:style-name="T20"><text:s text:c="5"/></text:span><text:span text:style-name="T20">1000 0000 0000 0000 0000 0000 0000 0010</text:span><text:span text:style-name="T21">two</text:span><text:span text:style-name="T20"> = -(2</text:span><text:span text:style-name="T22">31</text:span><text:span text:style-name="T20"> – 2)</text:span></text:p>
          <text:p text:style-name="P6"><text:span text:style-name="T20"><text:s text:c="30"/>…</text:span></text:p>
          <text:p text:style-name="P6"><text:span text:style-name="T20"><text:s text:c="5"/></text:span><text:span text:style-name="T20">1111 1111 1111 1111 1111 1111 1111 1110</text:span><text:span text:style-name="T21">two</text:span><text:span text:style-name="T20"> = -2</text:span></text:p>
          <text:p text:style-name="P6"><text:span text:style-name="T20"><text:s text:c="5"/></text:span><text:span text:style-name="T20">1111 1111 1111 1111 1111 1111 1111 1111</text:span><text:span text:style-name="T21">two</text:span><text:span text:style-name="T20"> =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19.705cm" svg:height="3.639cm" svg:x="2.64cm" svg:y="12.298cm">
          <text:p text:style-name="P6"><text:span text:style-name="T6">Why is this representation favorable?</text:span></text:p>
          <text:p text:style-name="P6"><text:span text:style-name="T6">Consider the sum of <text:s/>1 and -2 <text:s/>…. we get <text:s/>-1</text:span></text:p>
          <text:p text:style-name="P6"><text:span text:style-name="T6">Consider the sum of <text:s/>2 and -1 <text:s/>…. we get +1</text:span></text:p>
          <text:p text:style-name="P6"><text:span text:style-name="T6">This format can directly undergo addition without any conversion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12.824cm" svg:height="2.059cm" svg:x="4.898cm" svg:y="15.793cm">
          <text:p text:style-name="P6"><text:span text:style-name="T6">Each number represents the quantity</text:span></text:p>
          <text:p text:style-name="P6"><text:span text:style-name="T6"><text:s text:c="3"/></text:span><text:span text:style-name="T6">x</text:span><text:span text:style-name="T19">31</text:span><text:span text:style-name="T6"> -2</text:span><text:span text:style-name="T18">31</text:span><text:span text:style-name="T6"> <text:s/>+ <text:s/>x</text:span><text:span text:style-name="T19">30</text:span><text:span text:style-name="T6"> 2</text:span><text:span text:style-name="T18">30</text:span><text:span text:style-name="T6"> + x</text:span><text:span text:style-name="T19">29</text:span><text:span text:style-name="T6"> 2</text:span><text:span text:style-name="T18">29</text:span><text:span text:style-name="T6"> + … + x</text:span><text:span text:style-name="T19">1</text:span><text:span text:style-name="T6"> 2</text:span><text:span text:style-name="T18">1</text:span><text:span text:style-name="T6"> + x</text:span><text:span text:style-name="T19">0</text:span><text:span text:style-name="T6"> 2</text:span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2" presentation:class="page"/>
          <draw:frame draw:name="Rectangle 3" presentation:style-name="pr2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5">2’s Comp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2" draw:text-style-name="P7" draw:layer="layout" svg:width="14.472cm" svg:height="8.429cm" svg:x="3.166cm" svg:y="3.598cm">
          <text:p text:style-name="P6"><text:span text:style-name="T23"><text:s text:c="5"/></text:span><text:span text:style-name="T23">0000 0000 0000 0000 0000 0000 0000 0000</text:span><text:span text:style-name="T24">two</text:span><text:span text:style-name="T23"> = 0</text:span><text:span text:style-name="T24">ten</text:span></text:p>
          <text:p text:style-name="P6"><text:span text:style-name="T23"><text:s text:c="5"/></text:span><text:span text:style-name="T23">0000 0000 0000 0000 0000 0000 0000 0001</text:span><text:span text:style-name="T24">two</text:span><text:span text:style-name="T23"> = 1</text:span><text:span text:style-name="T24">ten</text:span><text:span text:style-name="T23"> </text:span></text:p>
          <text:p text:style-name="P6"><text:span text:style-name="T23"><text:s text:c="30"/>…</text:span></text:p>
          <text:p text:style-name="P6"><text:span text:style-name="T23"><text:s text:c="5"/></text:span><text:span text:style-name="T23">0111 1111 1111 1111 1111 1111 1111 1111</text:span><text:span text:style-name="T24">two</text:span><text:span text:style-name="T23"> = 2</text:span><text:span text:style-name="T25">31</text:span><text:span text:style-name="T23">-1</text:span></text:p>
          <text:p text:style-name="P6"><text:span text:style-name="T23"/></text:p>
          <text:p text:style-name="P6"><text:span text:style-name="T23"><text:s text:c="5"/></text:span><text:span text:style-name="T23">1000 0000 0000 0000 0000 0000 0000 0000</text:span><text:span text:style-name="T24">two</text:span><text:span text:style-name="T23"> = -2</text:span><text:span text:style-name="T25">31</text:span></text:p>
          <text:p text:style-name="P6"><text:span text:style-name="T23"><text:s text:c="5"/></text:span><text:span text:style-name="T23">1000 0000 0000 0000 0000 0000 0000 0001</text:span><text:span text:style-name="T24">two</text:span><text:span text:style-name="T23"> = -(2</text:span><text:span text:style-name="T25">31</text:span><text:span text:style-name="T23"> – 1) <text:s text:c="2"/></text:span></text:p>
          <text:p text:style-name="P6"><text:span text:style-name="T23"><text:s text:c="5"/></text:span><text:span text:style-name="T23">1000 0000 0000 0000 0000 0000 0000 0010</text:span><text:span text:style-name="T24">two</text:span><text:span text:style-name="T23"> = -(2</text:span><text:span text:style-name="T25">31</text:span><text:span text:style-name="T23"> – 2)</text:span></text:p>
          <text:p text:style-name="P6"><text:span text:style-name="T23"><text:s text:c="30"/>…</text:span></text:p>
          <text:p text:style-name="P6"><text:span text:style-name="T23"><text:s text:c="5"/></text:span><text:span text:style-name="T23">1111 1111 1111 1111 1111 1111 1111 1110</text:span><text:span text:style-name="T24">two</text:span><text:span text:style-name="T23"> = -2</text:span></text:p>
          <text:p text:style-name="P6"><text:span text:style-name="T23"><text:s text:c="5"/></text:span><text:span text:style-name="T23">1111 1111 1111 1111 1111 1111 1111 1111</text:span><text:span text:style-name="T24">two</text:span><text:span text:style-name="T23"> =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21.653cm" svg:height="7.027cm" svg:x="2.006cm" svg:y="11.44cm">
          <text:p text:style-name="P6"><text:span text:style-name="T6">Note that the sum of a number x and its inverted representation x’ always</text:span></text:p>
          <text:p text:style-name="P6"><text:span text:style-name="T6">equals <text:s/>a string of 1s (-1).</text:span></text:p>
          <text:p text:style-name="P6"><text:span text:style-name="T6"><text:s text:c="6"/></text:span><text:span text:style-name="T6">x + x’ = -1</text:span></text:p>
          <text:p text:style-name="P6"><text:span text:style-name="T6"><text:s text:c="5"/></text:span><text:span text:style-name="T6">x’ + 1 = -x <text:s text:c="7"/>… hence, can compute the negative of a number by</text:span></text:p>
          <text:p text:style-name="P6"><text:span text:style-name="T6"><text:s text:c="5"/></text:span><text:span text:style-name="T6">-x = x’ + 1 <text:s text:c="12"/>inverting all bits and adding 1</text:span></text:p>
          <text:p text:style-name="P6"><text:span text:style-name="T6"/></text:p>
          <text:p text:style-name="P6"><text:span text:style-name="T6">Similarly, the sum of <text:s/>x and –x gives us all zeroes, with a carry of 1</text:span></text:p>
          <text:p text:style-name="P6"><text:span text:style-name="T6">In reality, x + (-x) = 2</text:span><text:span text:style-name="T18">n</text:span><text:span text:style-name="T6"> <text:s text:c="4"/>… hence the name 2’s comp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3" presentation:class="page"/>
          <draw:frame draw:name="Rectangle 3" presentation:style-name="pr2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3.299cm" svg:x="1.441cm" svg:y="4.344cm">
          <text:list text:style-name="L4">
            <text:list-item>
              <text:p text:style-name="P6"><text:span text:style-name="T8"><text:s/></text:span><text:span text:style-name="T8">Compute the 32-bit 2’s complement representations</text:span></text:p>
            </text:list-item>
          </text:list>
          <text:p text:style-name="P6"><text:span text:style-name="T8"><text:s text:c="4"/></text:span><text:span text:style-name="T8">for the following decimal numbers:</text:span></text:p>
          <text:p text:style-name="P6"><text:span text:style-name="T8"><text:s text:c="7"/></text:span><text:span text:style-name="T8">5, <text:s/>-5, -6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4" presentation:class="page"/>
          <draw:frame draw:name="Rectangle 3" presentation:style-name="pr2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10.411cm" svg:x="1.462cm" svg:y="4.344cm">
          <text:list text:style-name="L4">
            <text:list-item>
              <text:p text:style-name="P6"><text:span text:style-name="T8"><text:s/></text:span><text:span text:style-name="T8">Compute the 32-bit 2’s complement representations</text:span></text:p>
            </text:list-item>
          </text:list>
          <text:p text:style-name="P6"><text:span text:style-name="T8"><text:s text:c="4"/></text:span><text:span text:style-name="T8">for the following decimal numbers:</text:span></text:p>
          <text:p text:style-name="P6"><text:span text:style-name="T8"><text:s text:c="7"/></text:span><text:span text:style-name="T8">5, <text:s/>-5, -6 </text:span></text:p>
          <text:p text:style-name="P6"><text:span text:style-name="T8"/></text:p>
          <text:p text:style-name="P6"><text:span text:style-name="T8"><text:s text:c="5"/></text:span><text:span text:style-name="T8">5: <text:s text:c="2"/>0000 0000 0000 0000 0000 0000 0000 0101</text:span></text:p>
          <text:p text:style-name="P6"><text:span text:style-name="T8"><text:s text:c="4"/></text:span><text:span text:style-name="T8">-5: <text:s text:c="2"/>1111 <text:s/>1111 <text:s/>1111 <text:s/>1111 <text:s/>1111 <text:s/>1111 <text:s/>1111 1011</text:span></text:p>
          <text:p text:style-name="P6"><text:span text:style-name="T8"><text:s text:c="4"/></text:span><text:span text:style-name="T8">-6: <text:s text:c="2"/>1111 <text:s/>1111 <text:s/>1111 <text:s/>1111 <text:s/>1111 <text:s/>1111 <text:s/>1111 1010</text:span></text:p>
          <text:p text:style-name="P6"><text:span text:style-name="T8"/></text:p>
          <text:p text:style-name="P6"><text:span text:style-name="T8"><text:s text:c="3"/></text:span><text:span text:style-name="T8">Given -5, verify that negating and adding 1 yields the</text:span></text:p>
          <text:p text:style-name="P6"><text:span text:style-name="T8"><text:s text:c="3"/></text:span><text:span text:style-name="T8">number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2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805cm" svg:height="1.605cm" svg:x="1.278cm" svg:y="1.102cm">
          <text:p text:style-name="P6"><text:span text:style-name="T5">Signed / Unsig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12cm" svg:height="12.443cm" svg:x="1.444cm" svg:y="4.344cm">
          <text:list text:style-name="L4">
            <text:list-item>
              <text:p text:style-name="P6"><text:span text:style-name="T8"><text:s/></text:span><text:span text:style-name="T8">The hardware recognizes two formats:</text:span></text:p>
            </text:list-item>
          </text:list>
          <text:p text:style-name="P6"><text:span text:style-name="T8"/></text:p>
          <text:p text:style-name="P6"><text:span text:style-name="T8"><text:s text:c="3"/></text:span><text:span text:style-name="T8">unsigned (corresponding to the C declaration <text:s/></text:span><text:span text:style-name="T9">unsigned int</text:span><text:span text:style-name="T8">)</text:span></text:p>
          <text:p text:style-name="P6"><text:span text:style-name="T8"><text:s text:c="3"/></text:span><text:span text:style-name="T8">-- all numbers are positive, a 1 in the most significant bit</text:span></text:p>
          <text:p text:style-name="P6"><text:span text:style-name="T8"><text:s text:c="6"/></text:span><text:span text:style-name="T8">just means it is a really large number</text:span></text:p>
          <text:p text:style-name="P6"><text:span text:style-name="T8"/></text:p>
          <text:p text:style-name="P6"><text:span text:style-name="T8"><text:s text:c="3"/></text:span><text:span text:style-name="T8">signed (C declaration is <text:s/></text:span><text:span text:style-name="T9">signed int</text:span><text:span text:style-name="T8"> <text:s/>or just <text:s/></text:span><text:span text:style-name="T9">int</text:span><text:span text:style-name="T8">)</text:span></text:p>
          <text:p text:style-name="P6"><text:span text:style-name="T8"><text:s text:c="3"/></text:span><text:span text:style-name="T8">-- numbers can be +/- <text:s/>, a 1 in the MSB means the number</text:span></text:p>
          <text:p text:style-name="P6"><text:span text:style-name="T8"><text:s text:c="7"/></text:span><text:span text:style-name="T8">is negative</text:span></text:p>
          <text:p text:style-name="P6"><text:span text:style-name="T8"/></text:p>
          <text:p text:style-name="P6"><text:span text:style-name="T8">This distinction enables us to represent twice as many</text:span></text:p>
          <text:p text:style-name="P6"><text:span text:style-name="T8">numbers when we’re sure that we don’t need nega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3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517cm" svg:height="1.605cm" svg:x="1.28cm" svg:y="1.102cm">
          <text:p text:style-name="P6"><text:span text:style-name="T5">MIPS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7.458cm" svg:height="5.331cm" svg:x="1.521cm" svg:y="4.344cm">
          <text:p text:style-name="P6"><text:span text:style-name="T8">Consider a comparison instruction:</text:span></text:p>
          <text:p text:style-name="P6"><text:span text:style-name="T8"><text:s text:c="5"/></text:span><text:span text:style-name="T8">slt <text:s text:c="2"/>$t0, $t1, $zero</text:span></text:p>
          <text:p text:style-name="P6"><text:span text:style-name="T8">and $t1 contains the 32-bit number <text:s text:c="2"/>1111 01…01</text:span></text:p>
          <text:p text:style-name="P6"><text:span text:style-name="T8"/></text:p>
          <text:p text:style-name="P6"><text:span text:style-name="T8">What gets stored in $t0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7" presentation:class="page"/>
          <draw:frame draw:name="Rectangle 3" presentation:style-name="pr3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517cm" svg:height="1.605cm" svg:x="1.28cm" svg:y="1.102cm">
          <text:p text:style-name="P6"><text:span text:style-name="T5">MIPS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573cm" svg:height="11.427cm" svg:x="1.543cm" svg:y="4.344cm">
          <text:p text:style-name="P6"><text:span text:style-name="T8">Consider a comparison instruction:</text:span></text:p>
          <text:p text:style-name="P6"><text:span text:style-name="T8"><text:s text:c="5"/></text:span><text:span text:style-name="T8">slt <text:s text:c="2"/>$t0, $t1, $zero</text:span></text:p>
          <text:p text:style-name="P6"><text:span text:style-name="T8">and $t1 contains the 32-bit number <text:s text:c="2"/>1111 01…01</text:span></text:p>
          <text:p text:style-name="P6"><text:span text:style-name="T8"/></text:p>
          <text:p text:style-name="P6"><text:span text:style-name="T8">What gets stored in $t0?</text:span></text:p>
          <text:p text:style-name="P6"><text:span text:style-name="T8">The result depends on whether $t1 is a signed or unsigned</text:span></text:p>
          <text:p text:style-name="P6"><text:span text:style-name="T8"><text:s/></text:span><text:span text:style-name="T8">number – the compiler/programmer must track this and</text:span></text:p>
          <text:p text:style-name="P6"><text:span text:style-name="T8"><text:s/></text:span><text:span text:style-name="T8">accordingly use either </text:span><text:span text:style-name="T9">slt</text:span><text:span text:style-name="T8"> <text:s/>or <text:s/></text:span><text:span text:style-name="T9">sltu</text:span></text:p>
          <text:p text:style-name="P6"><text:span text:style-name="T9"/></text:p>
          <text:p text:style-name="P6"><text:span text:style-name="T9"><text:s text:c="3"/></text:span><text:span text:style-name="T8">slt <text:s text:c="3"/>$t0, $t1, $zero <text:s text:c="4"/>stores <text:s/>1 in $t0</text:span></text:p>
          <text:p text:style-name="P6"><text:span text:style-name="T8"><text:s text:c="3"/></text:span><text:span text:style-name="T8">sltu <text:s/>$t0, $t1, $zero <text:s text:c="4"/>stores <text:s/>0 in $t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8" presentation:class="page"/>
          <draw:frame draw:name="Rectangle 3" presentation:style-name="pr3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115cm" svg:height="1.605cm" svg:x="1.268cm" svg:y="1.102cm">
          <text:p text:style-name="P6"><text:span text:style-name="T5">Sign Exten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68cm" svg:height="13.737cm" svg:x="1.448cm" svg:y="4.344cm">
          <text:list text:style-name="L4">
            <text:list-item>
              <text:p text:style-name="P6"><text:span text:style-name="T8"><text:s/></text:span><text:span text:style-name="T8">Occasionally, 16-bit signed numbers must be converted</text:span></text:p>
            </text:list-item>
          </text:list>
          <text:p text:style-name="P6"><text:span text:style-name="T8"><text:s text:c="3"/></text:span><text:span text:style-name="T8">into 32-bit signed numbers – for example, when doing an</text:span></text:p>
          <text:p text:style-name="P6"><text:span text:style-name="T8"><text:s text:c="3"/></text:span><text:span text:style-name="T8">add with an immediate operand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The conversion is simple: take the most significant bit and</text:span></text:p>
            </text:list-item>
          </text:list>
          <text:p text:style-name="P6"><text:span text:style-name="T8"><text:s text:c="3"/></text:span><text:span text:style-name="T8">use it to fill up the additional bits on the left – known as</text:span></text:p>
          <text:p text:style-name="P6"><text:span text:style-name="T8"><text:s text:c="3"/></text:span><text:span text:style-name="T8">sign extension</text:span></text:p>
          <text:p text:style-name="P6"><text:span text:style-name="T8"/></text:p>
          <text:p text:style-name="P6"><text:span text:style-name="T8"><text:s text:c="14"/></text:span><text:span text:style-name="T8">So 2</text:span><text:span text:style-name="T26">10</text:span><text:span text:style-name="T8"> goes from <text:s/>0000 0000 0000 0010 <text:s text:c="2"/>to</text:span></text:p>
          <text:p text:style-name="P6"><text:span text:style-name="T8"><text:s text:c="7"/></text:span><text:span text:style-name="T8">0000 0000 0000 0000 0000 0000 0000 0010</text:span></text:p>
          <text:p text:style-name="P6"><text:span text:style-name="T8"/></text:p>
          <text:p text:style-name="P6"><text:span text:style-name="T8"><text:s text:c="12"/></text:span><text:span text:style-name="T8">and -2</text:span><text:span text:style-name="T26">10</text:span><text:span text:style-name="T8"> goes from 1111 1111 1111 1110 <text:s text:c="2"/>to</text:span></text:p>
          <text:p text:style-name="P6"><text:span text:style-name="T8"><text:s text:c="7"/></text:span><text:span text:style-name="T8">1111 1111 1111 1111 1111 1111 1111 11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9" presentation:class="page"/>
          <draw:frame draw:name="Rectangle 3" presentation:style-name="pr3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3.241cm" svg:height="1.605cm" svg:x="1.301cm" svg:y="1.102cm">
          <text:p text:style-name="P6"><text:span text:style-name="T5">Alternative Repre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999cm" svg:height="11.427cm" svg:x="1.082cm" svg:y="4.233cm">
          <text:list text:style-name="L4">
            <text:list-item>
              <text:p text:style-name="P6"><text:span text:style-name="T8"><text:s/></text:span><text:span text:style-name="T8">The following two (intuitive) representations were discarded</text:span></text:p>
            </text:list-item>
          </text:list>
          <text:p text:style-name="P6"><text:span text:style-name="T8"><text:s text:c="4"/></text:span><text:span text:style-name="T8">because they required additional conversion steps before</text:span></text:p>
          <text:p text:style-name="P6"><text:span text:style-name="T8"><text:s text:c="4"/></text:span><text:span text:style-name="T8">arithmetic could be performed on the numbers</text:span></text:p>
          <text:p text:style-name="P6"><text:span text:style-name="T8"/></text:p>
          <text:list text:style-name="L9">
            <text:list-item>
              <text:list>
                <text:list-item>
                  <text:p text:style-name="P12"><text:span text:style-name="T8"><text:s/></text:span><text:span text:style-name="T8">sign-and-magnitude: the most significant bit represents</text:span></text:p>
                </text:list-item>
              </text:list>
            </text:list-item>
          </text:list>
          <text:p text:style-name="P13"><text:span text:style-name="T8"><text:s text:c="3"/></text:span><text:span text:style-name="T8">+/- <text:s/>and the remaining bits express the magnitude</text:span></text:p>
          <text:p text:style-name="P13"><text:span text:style-name="T8"/></text:p>
          <text:list text:continue-numbering="true" text:style-name="L9">
            <text:list-item>
              <text:list>
                <text:list-item>
                  <text:p text:style-name="P12"><text:span text:style-name="T8"><text:s/></text:span><text:span text:style-name="T8">one’s complement: -x is represented by inverting all</text:span></text:p>
                </text:list-item>
              </text:list>
            </text:list-item>
          </text:list>
          <text:p text:style-name="P13"><text:span text:style-name="T8"><text:s text:c="3"/></text:span><text:span text:style-name="T8">the bits of x</text:span></text:p>
          <text:p text:style-name="P13"><text:span text:style-name="T8"/></text:p>
          <text:p text:style-name="P13"><text:span text:style-name="T8">Both representations above suffer from two zero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0" presentation:class="page"/>
          <draw:frame draw:name="Rectangle 3" presentation:style-name="pr3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1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62</meta:editing-cycles>
    <meta:creation-date>2002-09-20T18:19:18</meta:creation-date>
    <dc:date>2022-08-31T11:20:47.347653288</dc:date>
    <meta:editing-duration>P33DT5H52M40S</meta:editing-duration>
    <meta:generator>LibreOffice/6.0.7.3$Linux_X86_64 LibreOffice_project/00m0$Build-3</meta:generator>
    <meta:document-statistic meta:object-count="38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